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spreadshee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accelerato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22.58mm"/>
    </style:style>
    <style:style style:family="table-row" style:name="ro1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able-cell-properties fo:border="0.06pt solid #000000"/>
    </style:style>
    <style:style style:family="table-cell" style:name="ce2" style:parent-style-name="Default">
      <style:text-properties fo:font-weight="bold" style:font-weight-asian="bold" style:font-weight-complex="bold"/>
    </style:style>
    <style:style style:family="table-cell" style:name="ce5" style:parent-style-name="Default">
      <style:table-cell-properties fo:border="0.06pt solid #000000"/>
    </style:style>
    <style:style style:family="table-cell" style:name="ce6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default-cell-style-name="ce5" table:number-columns-repeated="3" table:style-name="co1"/>
        <table:table-column table:default-cell-style-name="Default" table:number-columns-repeated="1021" table:style-name="co1"/>
        <table:table-row table:style-name="ro1">
          <table:table-cell table:number-columns-repeated="3" table:style-name="Default"/>
          <table:table-cell table:number-columns-repeated="1021"/>
        </table:table-row>
        <table:table-row table:style-name="ro1">
          <table:table-cell calcext:value-type="string" office:value-type="string">
            <text:p>a</text:p>
          </table:table-cell>
          <table:table-cell calcext:value-type="string" office:value-type="string">
            <text:p>b</text:p>
          </table:table-cell>
          <table:table-cell calcext:value-type="string" office:value-type="string">
            <text:p>c</text:p>
          </table:table-cell>
          <table:table-cell table:number-columns-repeated="1021"/>
        </table:table-row>
        <table:table-row table:style-name="ro1">
          <table:table-cell calcext:value-type="float" office:value="10" office:value-type="float">
            <text:p>10</text:p>
          </table:table-cell>
          <table:table-cell calcext:value-type="float" office:value="801.0" office:value-type="float">
            <text:p>801.0</text:p>
          </table:table-cell>
          <table:table-cell calcext:value-type="float" office:value="30" office:value-type="float">
            <text:p>30</text:p>
          </table:table-cell>
          <table:table-cell table:number-columns-repeated="1021"/>
        </table:table-row>
        <table:table-row table:style-name="ro1">
          <table:table-cell calcext:value-type="float" office:value="4" office:value-type="float">
            <text:p>4</text:p>
          </table:table-cell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table:number-columns-repeated="1021"/>
        </table:table-row>
        <table:table-row table:style-name="ro1">
          <table:table-cell calcext:value-type="float" office:value="14" office:value-type="float" table:formula="of:=SUM([.A3:.A4])" table:style-name="ce6">
            <text:p>14</text:p>
          </table:table-cell>
          <table:table-cell calcext:value-type="float" office:value="806.0" office:value-type="float" table:formula="of:=SUM([.B3:.B4])" table:style-name="ce6">
            <text:p>806.0</text:p>
          </table:table-cell>
          <table:table-cell calcext:value-type="float" office:value="36" office:value-type="float" table:formula="of:=SUM([.C3:.C4])" table:style-name="ce6">
            <text:p>36</text:p>
          </table:table-cell>
          <table:table-cell calcext:value-type="float" office:value="856.0" office:value-type="float" table:formula="of:=SUM([.A5:.C5])" table:style-name="ce6">
            <text:p>856.0</text:p>
          </table:table-cell>
          <table:table-cell table:number-columns-repeated="1020" table:style-name="ce6"/>
        </table:table-row>
      </table:table>
      <table:named-expressions>
        <table:named-range table:base-cell-address="$Tabelle1.$C$2" table:cell-range-address="$Tabelle1.$C$2" table:name="MyCol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.00.0000</text:date>, <text:time style:data-style-name="N2" text:time-value="08:14:27.1663036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Ralph Soika</meta:initial-creator>
    <meta:creation-date>2023-06-24T07:59:00.254863882</meta:creation-date>
    <dc:date>2024-01-02T14:36:53</dc:date>
    <dc:creator>Ralph Soika</dc:creator>
    <meta:editing-duration>PT0.027S</meta:editing-duration>
    <meta:editing-cycles>4</meta:editing-cycles>
    <meta:generator>StarOffice/8$Win32 OpenOffice.org_project/680m18$Build-9161</meta:generator>
    <meta:document-statistic meta:cell-count="13" meta:object-count="0" meta:table-count="1"/>
  </office:meta>
</office:document-meta>
</file>